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font-style="italic" style:font-name-asian="Times New Roman1" style:font-style-asian="italic" style:font-name-complex="Times New Roman1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51cm" svg:height="0.85cm" draw:z-index="0"><draw:image xlink:href="../../odt/images/3069.png" xlink:type="simple" xlink:show="embed" xlink:actuate="onLoad"/></draw:frame></text:p>
          </table:table-cell>
          <table:table-cell table:style-name="Table1.B1" office:value-type="string">
            <text:h text:style-name="P6" text:outline-level="1">Внешний размыкающий контакт реле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61cm" svg:height="1.72cm" draw:z-index="1"><draw:image xlink:href="../../odt/images/3069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5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2"><text:span text:style-name="T2">Блок представляет собой субмодель. Для того чтобы посмотреть структуру алгоритма – нажмите правой кнопкой «Действия» </text:span><text:span text:style-name="T3">→</text:span><text:span text:style-name="T2"> «Войти в субмодель».</text:span></text:p>
            <text:p text:style-name="P2"><text:span text:style-name="T6">Реализует операцию </text:span><text:span text:style-name="T7">логического И-НЕ</text:span><text:span text:style-name="T6"> для входа блока и значения, указанного в параметрах блока (аналог управляющей обмотки реле для блока </text:span><text:span text:style-name="T7">Размыкающий контакт реле</text:span><text:span text:style-name="T6">). Таким образом, имя контакта указывается непос</text:span>редственно внутри субмодели.</text:p>
            <text:p text:style-name="P2"><text:span text:style-name="T4">Свойства</text:span>:</text:p>
            <text:list xml:id="list8804532543800014854" text:style-name="L1">
              <text:list-item>
                <text:p text:style-name="P3">Имя переменной — имя переменной<text:span text:style-name="T1">, </text:span><text:span text:style-name="T2">для которой (и для входа блока) выполняется операция И-НЕ.</text:span></text:p>
              </text:list-item>
              <text:list-item>
                <text:p text:style-name="P3">Начальное состояние (0 или 1) — начальное состояние выхода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нешний размыкающий контакт реле</dc:title>
    <dc:date>2014-12-01T18:47:22.75</dc:date>
    <meta:generator>OpenOffice/4.1.1$Win32 OpenOffice.org_project/411m6$Build-9775</meta:generator>
    <meta:editing-duration>PT1H26M50S</meta:editing-duration>
    <meta:editing-cycles>52</meta:editing-cycles>
    <meta:document-statistic meta:table-count="1" meta:image-count="2" meta:object-count="0" meta:page-count="1" meta:paragraph-count="11" meta:word-count="89" meta:character-count="618"/>
  </office:meta>
</office:document-meta>
</file>